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0c61c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d171c" officeooo:paragraph-rsid="003d171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d171c" officeooo:paragraph-rsid="003f15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906df" officeooo:paragraph-rsid="003f153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0f901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0f90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bf317" officeooo:paragraph-rsid="001bf3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3d171c"/>
    </style:style>
    <style:style style:name="P12" style:family="paragraph" style:parent-style-name="Standard">
      <style:paragraph-properties fo:text-align="start" style:justify-single-word="false"/>
      <style:text-properties officeooo:paragraph-rsid="0040f90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a2a25" officeooo:paragraph-rsid="002a2a25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2a2a25" officeooo:paragraph-rsid="003d171c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2a2a25" officeooo:paragraph-rsid="003f153d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2a2a25" officeooo:paragraph-rsid="004137ec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3caa56" officeooo:paragraph-rsid="003caa56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a2a25" officeooo:paragraph-rsid="002a2a25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a807" officeooo:paragraph-rsid="003d171c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da807" officeooo:paragraph-rsid="003d171c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171c" officeooo:paragraph-rsid="003d171c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d171c" officeooo:paragraph-rsid="003f153d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137ec" officeooo:paragraph-rsid="004137ec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137ec" officeooo:paragraph-rsid="004137ec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4137ec" officeooo:paragraph-rsid="004137ec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37ec" officeooo:paragraph-rsid="004137ec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2b48f9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3d171c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4137ec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4137ec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4137ec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3da807" officeooo:paragraph-rsid="003d171c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3da807" officeooo:paragraph-rsid="003d171c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3d171c" officeooo:paragraph-rsid="003d171c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4137ec" officeooo:paragraph-rsid="004137ec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4137ec" officeooo:paragraph-rsid="004137ec"/>
    </style:style>
    <style:style style:name="P37" style:family="paragraph" style:parent-style-name="Standard" style:list-style-name="L8">
      <style:paragraph-properties fo:text-align="start" style:justify-single-word="false"/>
      <style:text-properties fo:color="#c9211e" loext:opacity="100%" style:font-name="DejaVu Sans Condensed" fo:font-size="12pt" officeooo:rsid="0041a69f" officeooo:paragraph-rsid="0041a69f" style:font-size-asian="12pt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fo:color="#c9211e" loext:opacity="100%" fo:font-weight="bold" officeooo:rsid="0044b11f" officeooo:paragraph-rsid="0044b11f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a2a2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b48f9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906d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b5c5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caa5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d171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137ec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4b11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326e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b48f9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680d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906d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a2a2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9d19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b5c5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da80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d171c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137e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38390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style:font-size-asian="12pt" style:font-size-complex="12pt"/>
    </style:style>
    <style:style style:name="T25" style:family="text">
      <style:text-properties style:font-name="DejaVu Sans Condensed" fo:font-size="12pt" officeooo:rsid="0019eb27" style:font-size-asian="12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5db3e"/>
    </style:style>
    <style:style style:name="T28" style:family="text">
      <style:text-properties officeooo:rsid="004137e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8">1<text:span text:style-name="T27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C1" office:value-type="string">
            <text:p text:style-name="P9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2"><text:span text:style-name="T15">5</text:span><text:span text:style-name="T18">0</text:span><text:span text:style-name="T23">4</text:span><text:span text:style-name="T13"> - </text:span><text:span text:style-name="T11">A/G </text:span><text:span text:style-name="T12">- </text:span><text:span text:style-name="T16">LGBs, JDAM/JSOW</text:span></text:p>
      <text:p text:style-name="P6"/>
      <text:p text:style-name="P1"><text:span text:style-name="T26">Master Arm</text:span> ... <text:span text:style-name="T26">ON</text:span></text:p>
      <text:p text:style-name="P1"><text:span text:style-name="T26">Master Mode</text:span> ... <text:span text:style-name="T26">A/G</text:span></text:p>
      <text:p text:style-name="P2"/>
      <text:p text:style-name="P10"><text:span text:style-name="T25">L</text:span><text:span text:style-name="T24">GBs with TPOD</text:span></text:p>
      <text:list xml:id="list1310284016" text:style-name="L1">
        <text:list-item>
          <text:p text:style-name="P13"><text:span text:style-name="T1">Select bombs in </text:span><text:span text:style-name="T10">SMS</text:span><text:span text:style-name="T1"> page.</text:span></text:p>
        </text:list-item>
        <text:list-item>
          <text:p text:style-name="P13"><text:span text:style-name="T1">Select </text:span><text:span text:style-name="T10">CCRP</text:span><text:span text:style-name="T1"> release mode (</text:span><text:span text:style-name="T10">Flip-down Trigger</text:span><text:span text:style-name="T1"> to cycle, or press OSB at top of SMS page).</text:span></text:p>
        </text:list-item>
        <text:list-item>
          <text:p text:style-name="P13"><text:span text:style-name="T10">Use TPOD to designate target</text:span><text:span text:style-name="T1">. <text:s/>No specific type of track is necessary, laser will fire wherever the crosshairs are.</text:span></text:p>
        </text:list-item>
      </text:list>
      <text:list text:style-name="L2">
        <text:list-item>
          <text:list>
            <text:list-item>
              <text:p text:style-name="P17"><text:span text:style-name="T3">B</text:span><text:span text:style-name="T1">omb laser code is set on the ground, engine off, see </text:span><text:span text:style-name="T9">built-in</text:span><text:span text:style-name="T1"> kneeboard for keys</text:span><text:span text:style-name="T9">. <text:s/>Default code is 1688</text:span><text:span text:style-name="T1">.</text:span></text:p>
            </text:list-item>
            <text:list-item>
              <text:p text:style-name="P27"><text:span text:style-name="T6">Set TPOD to same </text:span><text:span text:style-name="T3">laser code: On UFC, press </text:span><text:span text:style-name="T14">LIST</text:span><text:span text:style-name="T3"> button at top, then </text:span><text:span text:style-name="T14">0</text:span><text:span text:style-name="T3"> for MISC, then </text:span><text:span text:style-name="T14">5</text:span><text:span text:style-name="T3"> for LASR, </text:span><text:span text:style-name="T5">select </text:span><text:span text:style-name="T19">TGP CODE</text:span><text:span text:style-name="T5"> field, </text:span><text:span text:style-name="T3">enter the code, press </text:span><text:span text:style-name="T14">ENTR</text:span><text:span text:style-name="T3">, then </text:span><text:span text:style-name="T14">RTN</text:span><text:span text:style-name="T3">.</text:span></text:p>
            </text:list-item>
          </text:list>
        </text:list-item>
      </text:list>
      <text:list xml:id="list164924169192114" text:continue-list="list1310284016" text:style-name="L1">
        <text:list-item>
          <text:p text:style-name="P13"><text:span text:style-name="T1">Follow bomb fall line on HUD as with normal CCRP bombing, and hold </text:span><text:span text:style-name="T10">Red Button</text:span><text:span text:style-name="T1"> when the release cue line appears, until bomb drops.</text:span></text:p>
        </text:list-item>
        <text:list-item>
          <text:p text:style-name="P38"><text:span text:style-name="T24">WARNING: Bomb fall line must be centered on velocity vector in order to drop!</text:span></text:p>
        </text:list-item>
        <text:list-item>
          <text:p text:style-name="P18">After bomb is released, HUD will show time until impact at bottom right.</text:p>
        </text:list-item>
        <text:list-item>
          <text:p text:style-name="P13"><text:span text:style-name="T10">Lasing must be done manually with Trigger 1st stage</text:span><text:span text:style-name="T1">. <text:s/>Start lasing about </text:span><text:span text:style-name="T10">10 seconds</text:span><text:span text:style-name="T1"> before impact and continue until bomb hits.</text:span></text:p>
        </text:list-item>
      </text:list>
      <text:p text:style-name="P3"/>
      <text:p text:style-name="P11"><text:span text:style-name="T20">GBU-24 Paveway III</text:span><text:span text:style-name="T11"> with TPOD</text:span><text:span text:style-name="T21"> -- WIP</text:span></text:p>
      <text:list xml:id="list2179062946" text:style-name="L3">
        <text:list-item>
          <text:p text:style-name="P14"><text:span text:style-name="T1">Select bombs in </text:span><text:span text:style-name="T10">SMS</text:span><text:span text:style-name="T1"> page.</text:span></text:p>
        </text:list-item>
        <text:list-item>
          <text:p text:style-name="P32"><text:span text:style-name="T1">Select </text:span><text:span text:style-name="T10">PRE</text:span><text:span text:style-name="T1"> release mode (T2 OSB).</text:span></text:p>
        </text:list-item>
        <text:list-item>
          <text:p text:style-name="P19">Set up bomb options:</text:p>
        </text:list-item>
      </text:list>
      <text:list text:style-name="L4">
        <text:list-item>
          <text:list>
            <text:list-item>
              <text:p text:style-name="P33"><text:span text:style-name="T1">R3 OSB -- SGL (Single) or PAIR. <text:s/>If PAIR, use R5 OSB to set spacing in feet</text:span><text:span text:style-name="T7">??</text:span></text:p>
            </text:list-item>
            <text:list-item>
              <text:p text:style-name="P20">L3 OSB -- Fuzing: NOSE, TAIL, or NSTL</text:p>
            </text:list-item>
            <text:list-item>
              <text:p text:style-name="P20">L4 OSB -- AD/BA (Arming Delay): Press to cycle arming delay after drop.</text:p>
            </text:list-item>
            <text:list-item>
              <text:p text:style-name="P33"><text:span text:style-name="T1">T5 OSB -- CNTL page</text:span><text:span text:style-name="T7">:</text:span></text:p>
              <text:list>
                <text:list-item>
                  <text:p text:style-name="P20">Shows current Time of Flight based on current alt/speed.</text:p>
                </text:list-item>
                <text:list-item>
                  <text:p text:style-name="P33"><text:span text:style-name="T1">CUE RNG is the small circle in the DLZ bars</text:span><text:span text:style-name="T7">. <text:s/>Does not affect actual drop range, only there as a cue or reminder for the pilot for planning purposes.</text:span></text:p>
                </text:list-item>
                <text:list-item>
                  <text:p text:style-name="P20">REL ANG is release angle, set to 0 deg for level drop.</text:p>
                </text:list-item>
              </text:list>
            </text:list-item>
          </text:list>
        </text:list-item>
      </text:list>
      <text:list xml:id="list164925279221212" text:continue-list="list2179062946" text:style-name="L3">
        <text:list-item>
          <text:list>
            <text:list-item>
              <text:p text:style-name="P34"><text:span text:style-name="T10">Recommended options: SGL</text:span><text:span text:style-name="T1"> (single), </text:span><text:span text:style-name="T10">NSTL</text:span><text:span text:style-name="T1"> (unless delay is needed), </text:span><text:span text:style-name="T10">AD/BA = 0s</text:span><text:span text:style-name="T1">, </text:span><text:span text:style-name="T10">CUE RNG</text:span><text:span text:style-name="T1"> doesn't matter, </text:span><text:span text:style-name="T10">REL ANG = 0</text:span><text:span text:style-name="T1">.</text:span></text:p>
            </text:list-item>
          </text:list>
        </text:list-item>
        <text:list-item>
          <text:p text:style-name="P21">Drop whenever you're in the DLZ; short horizontal line will come down the Bomb Fall Line and sit on the velocity vector when you're in range and can drop.</text:p>
        </text:list-item>
        <text:list-item>
          <text:p text:style-name="P28"><text:span text:style-name="T17">Lasing must be done manually with Trigger 1st stage</text:span><text:span text:style-name="T21">.</text:span><text:span text:style-name="T7"> <text:s/>Lase during the entire fall until it hits.</text:span></text:p>
        </text:list-item>
      </text:list>
      <text:p text:style-name="P4"/>
      <text:p text:style-name="P7">JDAM<text:span text:style-name="T28">/J</text:span>SOW -- WIP</text:p>
      <text:list xml:id="list3910439998" text:style-name="L5">
        <text:list-item>
          <text:p text:style-name="P15"><text:span text:style-name="T4">S</text:span><text:span text:style-name="T1">elect bombs in </text:span><text:span text:style-name="T10">SMS</text:span><text:span text:style-name="T1"> page, </text:span><text:span text:style-name="T4">press </text:span><text:span text:style-name="T16">PWR OFF</text:span><text:span text:style-name="T4"> OSB to change to </text:span><text:span text:style-name="T16">PWR ON</text:span><text:span text:style-name="T4"> and wait for alignment.</text:span></text:p>
        </text:list-item>
      </text:list>
      <text:list text:style-name="L6">
        <text:list-item>
          <text:list>
            <text:list-item>
              <text:p text:style-name="P29"><text:span text:style-name="T4">A</text:span><text:span text:style-name="T8">lignment progresses from A10, A09, A08... to RDY when complete.</text:span></text:p>
            </text:list-item>
          </text:list>
        </text:list-item>
      </text:list>
      <text:list xml:id="list164924650741316" text:continue-list="list3910439998" text:style-name="L5">
        <text:list-item>
          <text:p text:style-name="P23">Select targeting mode: VIS or PRE</text:p>
        </text:list-item>
      </text:list>
      <text:list text:style-name="L7">
        <text:list-item>
          <text:list>
            <text:list-item>
              <text:p text:style-name="P24">VIS (Visual) mode uses HUD to designate target visually.</text:p>
            </text:list-item>
            <text:list-item>
              <text:p text:style-name="P24">PRE (Pre-planned) mode uses Steerpoint or TPOD target.</text:p>
            </text:list-item>
          </text:list>
        </text:list-item>
      </text:list>
      <text:list xml:id="list164925134871655" text:continue-list="list164924650741316" text:style-name="L5">
        <text:list-item>
          <text:p text:style-name="P25">Press CNTL OSB to set bomb options:</text:p>
        </text:list-item>
      </text:list>
      <text:list text:style-name="L8">
        <text:list-item>
          <text:list>
            <text:list-item>
              <text:p text:style-name="P35"><text:span text:style-name="T10">PROF n</text:span><text:span text:style-name="T1"> ... </text:span><text:span text:style-name="T24">Profiles to store sets of options, cycles through 4 profiles.</text:span></text:p>
            </text:list-item>
            <text:list-item>
              <text:p text:style-name="P35"><text:span text:style-name="T10">AD</text:span><text:span text:style-name="T1"> ... </text:span><text:span text:style-name="T24">Arming Delay. <text:s/>Sets the delay between release and weapon arming.</text:span></text:p>
            </text:list-item>
            <text:list-item>
              <text:p text:style-name="P35"><text:span text:style-name="T10">AIR</text:span><text:span text:style-name="T24">/</text:span><text:span text:style-name="T10">GND</text:span><text:span text:style-name="T24">/</text:span><text:span text:style-name="T10">GND DLY</text:span><text:span text:style-name="T1"> ... Sets</text:span><text:span text:style-name="T24"> fuzing for airburst, impact (instant), or delay. <text:s/>If GND DLY is used, additional </text:span><text:span text:style-name="T10">FD</text:span><text:span text:style-name="T24"> option will appear for Fuzing Delay, the time delay after impact to detonation.</text:span></text:p>
              <text:list>
                <text:list-item>
                  <text:p text:style-name="P37">IMPORTANT: As of 2023-02-26, only AIR can be selected. <text:s/>This is a bug/WIP.</text:p>
                </text:list-item>
              </text:list>
            </text:list-item>
            <text:list-item>
              <text:p text:style-name="P35"><text:span text:style-name="T10">IMP ANG</text:span><text:span text:style-name="T1"> ... Impact</text:span><text:span text:style-name="T24"> Angle, up to 90 deg. <text:s/>High angle may be useful for targets in trees or between buildings.</text:span></text:p>
            </text:list-item>
            <text:list-item>
              <text:p text:style-name="P35"><text:span text:style-name="T10">IMP AZ</text:span><text:span text:style-name="T1"> ... </text:span><text:span text:style-name="T24">Impact Azimuth (heading). <text:s/>Bomb will attempt to be flying this heading on impact. <text:s/>0 for no specific heading, 360 for due north heading.</text:span></text:p>
            </text:list-item>
            <text:list-item>
              <text:p text:style-name="P35"><text:span text:style-name="T10">IMP VEL</text:span><text:span text:style-name="T1"> ... </text:span><text:span text:style-name="T24">Impact Velocity. <text:s/>Bomb will attempt to be going this speed (ft/s) at impact.</text:span></text:p>
            </text:list-item>
          </text:list>
        </text:list-item>
      </text:list>
      <text:list xml:id="list164923985940766" text:continue-list="list164925134871655" text:style-name="L5">
        <text:list-item>
          <text:p text:style-name="P30"><text:span text:style-name="T22">Designate a SPI </text:span><text:span text:style-name="T16">(Sensor Point of Interest aka ground target)</text:span><text:span text:style-name="T8"> either visually through the HUD (VIS mode) or with TPOD, A2G radar, or other means (PRE mode)</text:span><text:span text:style-name="T2">. <text:s/></text:span><text:span text:style-name="T8">If using TPOD, n</text:span><text:span text:style-name="T2">o specific type of track </text:span><text:span text:style-name="T4">(area vs point)</text:span><text:span text:style-name="T2"> is necessary. <text:s/></text:span><text:span text:style-name="T4">Any other method of generating a SPI can also be used.</text:span></text:p>
        </text:list-item>
        <text:list-item>
          <text:p text:style-name="P16"><text:span text:style-name="T1">Follow bomb fall line on HUD as with normal CCRP bombing. <text:s/></text:span><text:span text:style-name="T4">Launch zone symbology is shown on right side of HUD</text:span><text:span text:style-name="T8">:</text:span></text:p>
          <text:list>
            <text:list-item>
              <text:p text:style-name="P36"><text:span text:style-name="T7">N</text:span><text:span text:style-name="T1">umber at top shows range scale in nmi.</text:span></text:p>
            </text:list-item>
            <text:list-item>
              <text:p text:style-name="P23">Caret is your current range.</text:p>
            </text:list-item>
            <text:list-item>
              <text:p text:style-name="P23">Bracket shows min and max range.</text:p>
            </text:list-item>
          </text:list>
        </text:list-item>
        <text:list-item>
          <text:p text:style-name="P36"><text:span text:style-name="T1">Press </text:span><text:span text:style-name="T10">Red Button</text:span><text:span text:style-name="T1"> to drop whenever the current range caret is inside the range bracket.</text:span></text:p>
        </text:list-item>
        <text:list-item>
          <text:p text:style-name="P22">After bomb is released, HUD will show time until impact at bottom right.</text:p>
        </text:list-item>
      </text:list>
      <text:p text:style-name="P5"/>
      <text:p text:style-name="P26">CBU-103 (CBU-87 with WCMD) and CBU-108 (CBU-97 with WCMD)</text:p>
      <text:list text:style-name="L9">
        <text:list-item>
          <text:p text:style-name="P31"><text:span text:style-name="T8">Same as JDAM/JSOW, but shorter range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13T16:49:23.434000000</dc:date>
    <meta:editing-duration>PT6H57M38S</meta:editing-duration>
    <meta:editing-cycles>5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6" meta:word-count="749" meta:character-count="3885" meta:non-whitespace-character-count="3217"/>
  </office:meta>
</office:document-meta>
</file>